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fo:font-size="14pt" fo:font-weight="bold" officeooo:rsid="001d30ec" officeooo:paragraph-rsid="001e0c56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4pt" officeooo:rsid="001d30ec" officeooo:paragraph-rsid="001d30ec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fo:font-size="14pt" officeooo:rsid="001d30ec" officeooo:paragraph-rsid="001f2476" style:font-size-asian="14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4pt" officeooo:rsid="001cbf28" officeooo:paragraph-rsid="001cbf28" style:font-size-asian="14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fo:font-size="14pt" officeooo:rsid="001cbf28" officeooo:paragraph-rsid="001cbf28" style:font-size-asian="14pt" style:font-size-complex="14pt"/>
    </style:style>
    <style:style style:name="P6" style:family="paragraph" style:parent-style-name="Text_20_body">
      <style:paragraph-properties fo:line-height="150%" fo:text-align="center" style:justify-single-word="false"/>
      <style:text-properties fo:font-size="14pt" officeooo:rsid="001e0c56" officeooo:paragraph-rsid="001e0c56" style:font-size-asian="14pt" style:font-size-complex="14pt"/>
    </style:style>
    <style:style style:name="P7" style:family="paragraph" style:parent-style-name="Text_20_body">
      <style:paragraph-properties fo:line-height="150%" fo:text-align="end" style:justify-single-word="false"/>
      <style:text-properties fo:font-size="14pt" officeooo:rsid="001e0c56" officeooo:paragraph-rsid="001e0c56" style:font-size-asian="14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fo:font-size="14pt" officeooo:rsid="0027869c" officeooo:paragraph-rsid="0027869c" style:font-size-asian="14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fo:font-size="14pt" officeooo:rsid="002a336e" officeooo:paragraph-rsid="002aadd5" style:font-size-asian="14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fo:font-size="14pt" officeooo:rsid="002a336e" officeooo:paragraph-rsid="002fc664" style:font-size-asian="14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fo:font-size="14pt" officeooo:rsid="002f2e89" officeooo:paragraph-rsid="002fc664" style:font-size-asian="14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fo:font-size="14pt" officeooo:rsid="0031cf1c" officeooo:paragraph-rsid="0031cf1c" style:font-size-asian="14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fo:font-size="14pt" officeooo:rsid="00328784" officeooo:paragraph-rsid="00328784" style:font-size-asian="14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fo:font-size="14pt" officeooo:rsid="00349b61" officeooo:paragraph-rsid="00349b61" style:font-size-asian="14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fo:font-size="14pt" officeooo:rsid="00349b61" officeooo:paragraph-rsid="0035702f" style:font-size-asian="14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fo:font-size="14pt" officeooo:rsid="0036cb0f" officeooo:paragraph-rsid="0036cb0f" style:font-size-asian="14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fo:font-size="14pt" officeooo:rsid="003a33cf" officeooo:paragraph-rsid="003a33cf" style:font-size-asian="14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fo:font-size="14pt" officeooo:rsid="003bf851" officeooo:paragraph-rsid="003c25a0" style:font-size-asian="14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fo:font-size="14pt" officeooo:rsid="003da813" officeooo:paragraph-rsid="003da813" style:font-size-asian="14pt" style:font-size-complex="14pt"/>
    </style:style>
    <style:style style:name="P20" style:family="paragraph" style:parent-style-name="Text_20_body">
      <style:paragraph-properties fo:line-height="150%" fo:text-align="center" style:justify-single-word="false"/>
      <style:text-properties fo:font-size="14pt" fo:font-weight="normal" officeooo:rsid="001cbf28" officeooo:paragraph-rsid="001cbf28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16pt" fo:font-weight="bold" officeooo:rsid="001e0c56" officeooo:paragraph-rsid="001e0c56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16pt" fo:font-weight="bold" officeooo:rsid="001cbf28" officeooo:paragraph-rsid="001cbf28" style:font-size-asian="16pt" style:font-weight-asian="bold" style:font-size-complex="16pt" style:font-weight-complex="bold"/>
    </style:style>
    <style:style style:name="P23" style:family="paragraph" style:parent-style-name="Heading_20_1">
      <style:paragraph-properties fo:line-height="150%" fo:text-align="center" style:justify-single-word="false"/>
      <style:text-properties fo:font-size="14pt" fo:font-weight="bold" officeooo:rsid="001d30ec" officeooo:paragraph-rsid="001d30ec" style:font-size-asian="14pt" style:font-weight-asian="bold" style:font-size-complex="14pt" style:font-weight-complex="bold"/>
    </style:style>
    <style:style style:name="P24" style:family="paragraph" style:parent-style-name="Text_20_body" style:list-style-name="L1">
      <style:paragraph-properties fo:line-height="150%" fo:text-align="start" style:justify-single-word="false"/>
      <style:text-properties fo:font-size="14pt" officeooo:rsid="001cbf28" officeooo:paragraph-rsid="001cbf28" style:font-size-asian="14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fo:font-size="14pt" officeooo:rsid="002aadd5" officeooo:paragraph-rsid="002fc664" style:font-size-asian="14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fo:font-size="14pt" officeooo:rsid="002fc664" officeooo:paragraph-rsid="002fc664" style:font-size-asian="14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fo:font-size="14pt" officeooo:rsid="0035702f" officeooo:paragraph-rsid="0035702f" style:font-size-asian="14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fo:font-size="14pt" officeooo:rsid="0040a975" officeooo:paragraph-rsid="0040a975" style:font-size-asian="14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fo:font-size="14pt" officeooo:rsid="00416164" officeooo:paragraph-rsid="00416164" style:font-size-asian="14pt" style:font-size-complex="14pt"/>
    </style:style>
    <style:style style:name="P30" style:family="paragraph" style:parent-style-name="Text_20_body">
      <style:paragraph-properties fo:line-height="150%" fo:text-align="center" style:justify-single-word="false"/>
      <style:text-properties fo:font-size="14pt" fo:font-weight="bold" officeooo:rsid="00259f32" officeooo:paragraph-rsid="00259f32" style:font-size-asian="14pt" style:font-weight-asian="bold" style:font-size-complex="14pt" style:font-weight-complex="bold"/>
    </style:style>
    <style:style style:name="P31" style:family="paragraph" style:parent-style-name="Text_20_body" style:list-style-name="L1">
      <style:paragraph-properties fo:line-height="150%" fo:text-align="center" style:justify-single-word="false"/>
      <style:text-properties fo:font-size="14pt" fo:font-weight="bold" officeooo:rsid="001cbf28" officeooo:paragraph-rsid="002e20fd" style:font-size-asian="14pt" style:font-weight-asian="bold" style:font-size-complex="14pt" style:font-weight-complex="bold"/>
    </style:style>
    <style:style style:name="P32" style:family="paragraph" style:parent-style-name="Text_20_body" style:list-style-name="L1">
      <style:paragraph-properties fo:line-height="150%" fo:text-align="center" style:justify-single-word="false"/>
      <style:text-properties fo:font-size="14pt" fo:font-weight="bold" officeooo:rsid="001cbf28" officeooo:paragraph-rsid="004176f0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center" style:justify-single-word="false"/>
      <style:text-properties fo:font-size="14pt" fo:font-weight="bold" officeooo:rsid="0031cf1c" officeooo:paragraph-rsid="0031cf1c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line-height="150%" fo:text-align="center" style:justify-single-word="false"/>
      <style:text-properties fo:font-size="14pt" fo:font-weight="bold" officeooo:rsid="00328784" officeooo:paragraph-rsid="00328784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line-height="150%" fo:text-align="start" style:justify-single-word="false"/>
      <style:text-properties fo:font-size="14pt" fo:font-weight="bold" officeooo:rsid="00328784" officeooo:paragraph-rsid="00328784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line-height="150%" fo:text-align="center" style:justify-single-word="false"/>
      <style:text-properties fo:font-size="14pt" fo:font-weight="bold" officeooo:rsid="00416164" officeooo:paragraph-rsid="00416164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line-height="150%" fo:text-align="center" style:justify-single-word="false"/>
      <style:text-properties fo:font-size="14pt" fo:font-weight="bold" officeooo:rsid="004176f0" officeooo:paragraph-rsid="004176f0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line-height="150%" fo:text-align="start" style:justify-single-word="false"/>
      <style:text-properties fo:font-size="14pt" fo:font-weight="normal" officeooo:rsid="004176f0" officeooo:paragraph-rsid="004176f0" style:font-size-asian="14pt" style:font-weight-asian="normal" style:font-size-complex="14pt" style:font-weight-complex="normal"/>
    </style:style>
    <style:style style:name="T1" style:family="text">
      <style:text-properties officeooo:rsid="00259f32"/>
    </style:style>
    <style:style style:name="T2" style:family="text">
      <style:text-properties officeooo:rsid="0028fb98"/>
    </style:style>
    <style:style style:name="T3" style:family="text">
      <style:text-properties officeooo:rsid="002aadd5"/>
    </style:style>
    <style:style style:name="T4" style:family="text">
      <style:text-properties officeooo:rsid="002e20fd"/>
    </style:style>
    <style:style style:name="T5" style:family="text">
      <style:text-properties officeooo:rsid="002f2e89"/>
    </style:style>
    <style:style style:name="T6" style:family="text">
      <style:text-properties officeooo:rsid="002fc664"/>
    </style:style>
    <style:style style:name="T7" style:family="text">
      <style:text-properties officeooo:rsid="0035702f"/>
    </style:style>
    <style:style style:name="T8" style:family="text">
      <style:text-properties officeooo:rsid="0036cb0f"/>
    </style:style>
    <style:style style:name="T9" style:family="text">
      <style:text-properties officeooo:rsid="00379c47"/>
    </style:style>
    <style:style style:name="T10" style:family="text">
      <style:text-properties officeooo:rsid="003bf851"/>
    </style:style>
    <style:style style:name="T11" style:family="text">
      <style:text-properties officeooo:rsid="003c25a0"/>
    </style:style>
    <style:style style:name="T12" style:family="text">
      <style:text-properties officeooo:rsid="003df426"/>
    </style:style>
    <style:style style:name="T13" style:family="text">
      <style:text-properties officeooo:rsid="0041616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cbf28"/>
    </style:style>
    <style:style style:name="T16" style:family="text">
      <style:text-properties officeooo:rsid="004259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Министерство образования и науки РФ</text:h>
      <text:p text:style-name="P1">Томский государственный университет систем управления и</text:p>
      <text:p text:style-name="P1">радиоэлектроники</text:p>
      <text:p text:style-name="P2"/>
      <text:p text:style-name="P2">Кафедра автоматизированных систем управления</text:p>
      <text:p text:style-name="P4"/>
      <text:p text:style-name="P4"/>
      <text:p text:style-name="P22">Лабораторная работа №1</text:p>
      <text:p text:style-name="P20">«<text:span text:style-name="T1">Составление технического задания и соглашения о требованиях»</text:span></text:p>
      <text:p text:style-name="P2">по дисциплине «Технология разработки программного обеспечения»</text:p>
      <text:p text:style-name="P4"/>
      <text:p text:style-name="P3">учебное пособие В.Т. Калайда, В.В. Романенко </text:p>
      <text:p text:style-name="P3">«Технология разработки программного »</text:p>
      <text:p text:style-name="P21"/>
      <text:p text:style-name="P6"/>
      <text:p text:style-name="P6"/>
      <text:p text:style-name="P7">Выполнил студент</text:p>
      <text:p text:style-name="P7">специальности 09.03.01</text:p>
      <text:p text:style-name="P7">Бубенщиков Олег Юрьевич</text:p>
      <text:p text:style-name="P7">05.11.2018</text:p>
      <text:p text:style-name="P7"/>
      <text:p text:style-name="P6"/>
      <text:p text:style-name="P21">г. Среднеуральск 2018</text:p>
      <text:p text:style-name="P4"><text:soft-page-break/>Содержание</text:p>
      <text:list xml:id="list2262881505" text:style-name="L1">
        <text:list-item>
          <text:p text:style-name="P24">Введение</text:p>
        </text:list-item>
        <text:list-item>
          <text:p text:style-name="P24">Основани<text:span text:style-name="T4">е</text:span> для разработки</text:p>
        </text:list-item>
        <text:list-item>
          <text:p text:style-name="P24">Назначение разработки</text:p>
        </text:list-item>
        <text:list-item>
          <text:p text:style-name="P24">Требования к программе или программному изделию</text:p>
        </text:list-item>
        <text:list-item>
          <text:p text:style-name="P24">Требования к программной документации</text:p>
        </text:list-item>
        <text:list-item>
          <text:p text:style-name="P24">Технико-экономические показатели</text:p>
        </text:list-item>
        <text:list-item>
          <text:p text:style-name="P24">Стадии и этапы разработки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<text:soft-page-break/>Введение</text:p>
      <text:p text:style-name="P8">Современные IT технологии всё активнее внедряются в отрасль связи. На смену цифровизации приходит виртуализация. <text:span text:style-name="T2">Узлы обработки коммутации с технологии модульного и одноплатного построения, переносят вычислительные мощности в виртуальную среду. <text:s/>Появляются новые продукты и решения с использованием новой архитектуры, позволяющие легко решать задачи масштабирования и <text:s/>георезервирования систем. При этом, разворачивание продуктов происходит в виртуальном окружении. Производители телекоммуникационного оборудования поддерживая новые тенденции предлагают операторам связи новые продукты, основанные на таких решениях <text:s/>— Виртуальные платформы коммутации, дающие операторам связи дополнительно широкие возможности предоставления пользователям дополнительных услуг и сервисов, что невозможно было сделать на существующем оборудовании. <text:s/></text:span></text:p>
      <text:p text:style-name="P10">При решении оператора перейти на новую <text:span text:style-name="T5">виртуальную </text:span>платформу коммутации встаёт вопрос о переводе абонентов <text:span text:style-name="T5">на неё с уже</text:span> существующ<text:span text:style-name="T5">их</text:span> узл<text:span text:style-name="T5">ов</text:span> коммутации. <text:s/>Это не так просто как кажется на первый взгляд. Ведь <text:span text:style-name="T5">пользователь</text:span> не должен почувствовать потерю связи, особенно <text:s/>это касается бизнес абонентов. <text:span text:style-name="T3">Если анализировать каждого абонента, то выясниться, что то поставу предоставляемых услуг и сервисов, они все разные, у каждого свой тарифный план, много служебных характеристик и т. д. Узел коммутации может обслуживать одновременно большое количество номеров, до десятков и сотен тысяч. Становится понятно, что перенос ручным способом потребует слишком больших временных затрат. Соответственно, приходит решение по автоматизации процесса переноса. </text:span></text:p>
      <text:p text:style-name="P25">Для реализации <text:s/>автоматизации переноса абонентских номеров(далее - миграции) с существующего коммутационного телефонного оборудования(далее - АТС) на новую виртуальную платформу(далее - <text:s/>vIMS), требуется выполнить разработку конвертера(далее MigrateIMS), который будет выполнять <text:s/>обработку(далее - конвертирование) исходных абонентских данных, в новый формат, для последующего выполнения процедуры импорта на vIMS.</text:p>
      <text:p text:style-name="P9"><text:soft-page-break/></text:p>
      <text:p text:style-name="P11">Наименование - <text:s/><text:span text:style-name="T6">MigrateIMS - <text:s/>система миграции абонентских номеров на новую виртуальную платформу коммутации - vIMS.</text:span></text:p>
      <text:p text:style-name="P26">Краткая характеристика — программный продукт, предназначенный для подготовки автоматической миграции абонентов разных типов АТС на vIMS. </text:p>
      <text:p text:style-name="P11"/>
      <text:list xml:id="list212340718132701" text:continue-numbering="true" text:style-name="L1">
        <text:list-header>
          <text:p text:style-name="P31">Основани<text:span text:style-name="T4">е</text:span> для разработки</text:p>
        </text:list-header>
      </text:list>
      <text:p text:style-name="P12">Задание для выполнения лабораторной работы выбрано студентом самостоятельно с учетом выполнения требований учебного процесса по разработке программной документации.</text:p>
      <text:p text:style-name="P12"/>
      <text:p text:style-name="P33">Назначение разработки</text:p>
      <text:p text:style-name="P12">Конвертер MigrateIMS предназначен <text:span text:style-name="T6">для автоматической обработки исходной базы абонентских номеров переключаемой АТС, по заданным правилам, в новый формат для последующего выполнения группового импорта этих данных в базу vIMS.</text:span></text:p>
      <text:p text:style-name="P12"/>
      <text:p text:style-name="P34">Требование к программе или программному изделию</text:p>
      <text:p text:style-name="P13">- <text:span text:style-name="T14">требования к функциональным характеристикам:</text:span></text:p>
      <text:p text:style-name="P14">1. Конвертер может <text:span text:style-name="T9">запускаться</text:span> как в консольном, так и в графическом <text:span text:style-name="T8">режимах</text:span>.</text:p>
      <text:p text:style-name="P14">2. В графическом режиме должны поддерживаться работа с клавиатурой и манипулятором типа «мышь».</text:p>
      <text:p text:style-name="P14">3. Конверт<text:span text:style-name="T8">о</text:span>р должен генерировать данные, в формате, пригодном для последующего импорта в БД vIMS.</text:p>
      <text:p text:style-name="P14">4. Конвертор должен иметь возможность поддерживать <text:span text:style-name="T8">работу с </text:span>разны<text:span text:style-name="T8">ми</text:span> тип<text:span text:style-name="T8">ами и форматами</text:span> входных данных в зависимости от типа АТС.</text:p>
      <text:p text:style-name="P15"><text:soft-page-break/>5. Правила <text:span text:style-name="T7">переноса структур </text:span>данных <text:span text:style-name="T7">в новые структуры,</text:span> должны <text:span text:style-name="T7">описываться в конфигурационных файлах (далее - <text:s/>шаблонах).</text:span></text:p>
      <text:p text:style-name="P27">6. Конвертер должен иметь возможность работать с разными наборами шаблонов.</text:p>
      <text:p text:style-name="P27">7. Для каждого сеанса работы должен формироваться лог-фай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16">8. Конвертер должен обеспечивать просмотр <text:span text:style-name="T9">лог-файла</text:span> в графическом режиме.</text:p>
      <text:p text:style-name="P16">9. Конвертер должен обеспечивать конфигурирование шаблонов и формирование наборов шаблонов в графическом режиме.</text:p>
      <text:p text:style-name="P16"/>
      <text:p text:style-name="P35">- требования к надёжности:</text:p>
      <text:p text:style-name="P17">1. надежность выдачи правильных результатов проверяется <text:span text:style-name="T10">выполнением</text:span> интеграционных тестов.</text:p>
      <text:p text:style-name="P17">2. Контроль выходных данных проверяется на предмет вхождения каждого информационного атрибута в разрешённый диапазон.</text:p>
      <text:p text:style-name="P17">3. Ошибочные действия пользователя, неверные значения конфигурационных данных, неверный формат или <text:s/>тип входных данных, <text:s/>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3"/>
      <text:p text:style-name="P35">- условия эксплуатации:</text:p>
      <text:p text:style-name="P18">1. <text:s/>Персонал, выполняющий работы по конвертированию данных должен иметь достаточную квалификацию и знания по работе с vIMS. Уметь выполнять групповой импорт абонентов <text:span text:style-name="T11">в БД vIMS</text:span>, знать тип и формат данных <text:span text:style-name="T11">формируемых для импорта </text:span><text:soft-page-break/><text:span text:style-name="T11">в БД vIMS. Уметь разбираться в структуре входных данных, подаваемых на вход конвертера. Уметь составлять правила конвертирования.</text:span></text:p>
      <text:p text:style-name="P18"/>
      <text:p text:style-name="P35">- требования к составу и параметрам технических средств:</text:p>
      <text:p text:style-name="P19">Программное обеспечение разрабатывается для пер<text:span text:style-name="T12">сональной ЭВМ (IBM PC - <text:s/>совместимой) с характеристиками не ниже:</text:span></text:p>
      <text:p text:style-name="P19"><text:tab/>- <text:span text:style-name="T12">процессор с частотой 1ГГц;</text:span></text:p>
      <text:p text:style-name="P19"><text:tab/>- <text:span text:style-name="T12">объем ОЗУ 4Гб;</text:span></text:p>
      <text:p text:style-name="P19"><text:tab/>- <text:span text:style-name="T12">графический адаптер;</text:span></text:p>
      <text:p text:style-name="P19"><text:tab/>- <text:span text:style-name="T12">клавиатура и манипулятор типа «мышь»;</text:span></text:p>
      <text:p text:style-name="P19"><text:tab/>- <text:span text:style-name="T12">сетевой адаптер Ethernet;</text:span></text:p>
      <text:p text:style-name="P19"/>
      <text:p text:style-name="P35">- требования к информационной и программной совмести:</text:p>
      <text:p text:style-name="P28">Программное обеспечение должно быть разработано на языке программирования Python с версией не ниже 3.6.х. <text:span text:style-name="T13">с поддержкой </text:span>работ<text:span text:style-name="T13">ы</text:span> на операционных системах <text:span text:style-name="T13">типа</text:span> WINDOWS и Linux. </text:p>
      <text:p text:style-name="P28">Тип и структура входных данных должна соответствовать <text:span text:style-name="T13">типу АТС, с которой происходит миграция абонентов.</text:span></text:p>
      <text:p text:style-name="P29">Тип и структура выходных данных должна соответствовать заявленной спецификации на структуру данных для последующего импорта в БД vIMS.</text:p>
      <text:p text:style-name="P29"/>
      <text:p text:style-name="P29"/>
      <text:p text:style-name="P29"/>
      <text:p text:style-name="P29"/>
      <text:p text:style-name="P29"/>
      <text:p text:style-name="P36"><text:soft-page-break/><text:span text:style-name="T15">Требования к программной документации</text:span></text:p>
      <text:p text:style-name="P38">Предварительный состав программной документации???????</text:p>
      <text:p text:style-name="P38"/>
      <text:list xml:id="list212342051318598" text:continue-numbering="true" text:style-name="L1">
        <text:list-header>
          <text:p text:style-name="P32">Технико-экономические показатели</text:p>
        </text:list-header>
      </text:list>
      <text:p text:style-name="P38">Ориентиров<text:span text:style-name="T16">о</text:span>чная экономическая эффективность: ???</text:p>
      <text:p text:style-name="P38">предполагаемая г<text:span text:style-name="T16">о</text:span>д<text:span text:style-name="T16">о</text:span>вая потребность: ???</text:p>
      <text:p text:style-name="P38">экономические преимущества разработки по сравнению с лу<text:span text:style-name="T16">ч</text:span>ш<text:span text:style-name="T16">и</text:span>ми отечественными и зарубежными образцами или налогами: ???</text:p>
      <text:p text:style-name="P38"/>
      <text:p text:style-name="P38"/>
      <text:p text:style-name="P37">Стадии и этапы разработки</text:p>
      <text:p text:style-name="P38"/>
      <text:p text:style-name="P38">- устанавливают необходимые стадии разработки: ???</text:p>
      <text:p text:style-name="P38">- этапы и содержание работ (перечень программных документов, которые должны быть разработаны, согласованы и утверждены), а также, как правило, устанавливают сроки разработки и определяют исполнителей: ???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49:02.977784383</meta:creation-date>
    <meta:generator>LibreOffice/6.0.6.2$Linux_X86_64 LibreOffice_project/00m0$Build-2</meta:generator>
    <dc:date>2018-11-13T21:23:40.526707673</dc:date>
    <meta:editing-duration>PT1H38M50S</meta:editing-duration>
    <meta:editing-cycles>20</meta:editing-cycles>
    <meta:document-statistic meta:table-count="0" meta:image-count="0" meta:object-count="0" meta:page-count="7" meta:paragraph-count="69" meta:word-count="848" meta:character-count="6797" meta:non-whitespace-character-count="5999"/>
  </office:meta>
</office:document-meta>
</file>